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wardsAfterNigh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otale</text:p>
          </table:table-cell>
          <table:table-cell office:value-type="string" calcext:value-type="string">
            <text:p>Minim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formula="of:=SUM([.B1:.B1000])" office:value-type="float" office:value="14326" calcext:value-type="float">
            <text:p>14326</text:p>
          </table:table-cell>
          <table:table-cell table:formula="of:=MIN([.B1:.B1000])" office:value-type="float" office:value="-4327" calcext:value-type="float">
            <text:p>-4327</text:p>
          </table:table-cell>
          <table:table-cell table:formula="of:=MAX([.B1:.B1000])" office:value-type="float" office:value="1835.5" calcext:value-type="float">
            <text:p>1835,5</text:p>
          </table:table-cell>
          <table:table-cell table:formula="of:=AVERAGE([.B1:.B1000])" office:value-type="float" office:value="14.326" calcext:value-type="float">
            <text:p>14,3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35.5" calcext:value-type="float">
            <text:p>1835,5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.5" calcext:value-type="float">
            <text:p>1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10.5" calcext:value-type="float">
            <text:p>1810,5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.5" calcext:value-type="float">
            <text:p>6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3" calcext:value-type="float">
            <text:p>223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89.5" calcext:value-type="float">
            <text:p>-389,5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.5" calcext:value-type="float">
            <text:p>6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5.5" calcext:value-type="float">
            <text:p>8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85.5" calcext:value-type="float">
            <text:p>885,5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.5" calcext:value-type="float">
            <text:p>6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602" calcext:value-type="float">
            <text:p>-602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5.5" calcext:value-type="float">
            <text:p>8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0.5" calcext:value-type="float">
            <text:p>6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0.5" calcext:value-type="float">
            <text:p>6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0.5" calcext:value-type="float">
            <text:p>6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85.5" calcext:value-type="float">
            <text:p>285,5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4.5" calcext:value-type="float">
            <text:p>-14,5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5.5" calcext:value-type="float">
            <text:p>335,5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23" calcext:value-type="float">
            <text:p>523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02" calcext:value-type="float">
            <text:p>-102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27" calcext:value-type="float">
            <text:p>-127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0.5" calcext:value-type="float">
            <text:p>6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0.5" calcext:value-type="float">
            <text:p>6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4327" calcext:value-type="float">
            <text:p>-4327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73" calcext:value-type="float">
            <text:p>1473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35.5" calcext:value-type="float">
            <text:p>1835,5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10.5" calcext:value-type="float">
            <text:p>1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810.5" calcext:value-type="float">
            <text:p>1810,5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0.5" calcext:value-type="float">
            <text:p>6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23" calcext:value-type="float">
            <text:p>223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389.5" calcext:value-type="float">
            <text:p>-389,5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0.5" calcext:value-type="float">
            <text:p>6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5.5" calcext:value-type="float">
            <text:p>8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85.5" calcext:value-type="float">
            <text:p>885,5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0.5" calcext:value-type="float">
            <text:p>6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602" calcext:value-type="float">
            <text:p>-602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5.5" calcext:value-type="float">
            <text:p>8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0.5" calcext:value-type="float">
            <text:p>6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0.5" calcext:value-type="float">
            <text:p>6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0.5" calcext:value-type="float">
            <text:p>6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85.5" calcext:value-type="float">
            <text:p>285,5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4.5" calcext:value-type="float">
            <text:p>-14,5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7T13:27:02.990977384</dc:date>
    <meta:editing-duration>PT2H32M41S</meta:editing-duration>
    <meta:editing-cycles>1</meta:editing-cycles>
    <meta:document-statistic meta:table-count="1" meta:cell-count="3008" meta:object-count="0"/>
    <meta:generator>LibreOffice/6.0.5.2$Linux_X86_64 LibreOffice_project/00m0$Build-2</meta:generator>
  </office:meta>
</office:document-meta>
</file>